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2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7">00/00/0000</text:date>, <text:time style:data-style-name="N2" text:time-value="02:49:28.49941398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7T02:49:38.547416397</dc:date>
    <meta:creation-date>2016-09-05T22:47:24Z</meta:creation-date>
    <meta:editing-cycles>927</meta:editing-cycles>
    <meta:editing-duration>P18DT22H17M47S</meta:editing-duration>
    <meta:generator>LibreOffice/5.2.3.3$Linux_X86_64 LibreOffice_project/20m0$Build-3</meta:generator>
    <meta:document-statistic meta:table-count="3" meta:cell-count="3258" meta:object-count="0"/>
  </office:meta>
</office:document-meta>
</file>